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21.42mm" svg:y="10.56mm">
            <loext:p draw:notify-on-update-of-ranges="Hoja1.A2:Hoja1.A2 Hoja1.B2:Hoja1.B2 Hoja1.A3:Hoja1.A3 Hoja1.B3:Hoja1.B3 Hoja1.A4:Hoja1.A4 Hoja1.B4:Hoja1.B4 Hoja1.A5:Hoja1.A5 Hoja1.B5:Hoja1.B5 Hoja1.A6:Hoja1.A6 Hoja1.B6:Hoja1.B6 Hoja1.A7:Hoja1.A7 Hoja1.B7:Hoja1.B7 Hoja1.A8:Hoja1.A8 Hoja1.B8:Hoja1.B8 Hoja1.A9:Hoja1.A9 Hoja1.B9:Hoja1.B9 Hoja1.A10:Hoja1.A10 Hoja1.B10:Hoja1.B10 Hoja1.A11:Hoja1.A11 Hoja1.B11:Hoja1.B11 Hoja1.A12:Hoja1.A12 Hoja1.B12:Hoja1.B12 Hoja1.A13:Hoja1.A13 Hoja1.B13:Hoja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.º hilos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4:09:56.8234323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3-01T14:21:26.821507415</dc:date>
    <meta:editing-duration>PT19M9S</meta:editing-duration>
    <meta:editing-cycles>4</meta:editing-cycles>
    <meta:generator>LibreOffice/5.1.0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1.462cm" style:legend-expansion="high" chart:style-name="ch2"/>
        <chart:plot-area chart:style-name="ch3" table:cell-range-address="Hoja1.A2:Hoja1.B13" chart:data-source-has-labels="column" svg:x="1.331cm" svg:y="0.18cm" svg:width="11.972cm" svg:height="8.64cm">
          <chartooo:coordinate-region svg:x="2.138cm" svg:y="0.379cm" svg:width="11.165cm" svg:height="8.24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title svg:x="0.451cm" svg:y="5.377cm" chart:style-name="ch7">
              <text:p>Tiempo ms</text:p>
            </chart:title>
            <chart:grid chart:style-name="ch8" chart:class="major"/>
          </chart:axis>
          <chart:axis chart:dimension="y" chart:name="secondary-y" chart:style-name="ch9">
            <chart:title svg:x="13.623cm" svg:y="5.814cm" chart:style-name="ch7">
              <text:p>Dimension Matriz</text:p>
            </chart:title>
          </chart:axis>
          <chart:series chart:attached-axis="primary-y" chart:style-name="ch10" chart:values-cell-range-address="Hoja1.B2:Hoja1.B2" chart:label-cell-address="Hoja1.A2:Hoja1.A2" chart:class="chart:bar">
            <chart:data-point/>
          </chart:series>
          <chart:series chart:attached-axis="primary-y" chart:style-name="ch11" chart:values-cell-range-address="Hoja1.B3:Hoja1.B3" chart:label-cell-address="Hoja1.A3:Hoja1.A3" chart:class="chart:bar">
            <chart:data-point/>
          </chart:series>
          <chart:series chart:attached-axis="primary-y" chart:style-name="ch12" chart:values-cell-range-address="Hoja1.B4:Hoja1.B4" chart:label-cell-address="Hoja1.A4:Hoja1.A4" chart:class="chart:bar">
            <chart:data-point/>
          </chart:series>
          <chart:series chart:attached-axis="primary-y" chart:style-name="ch13" chart:values-cell-range-address="Hoja1.B5:Hoja1.B5" chart:label-cell-address="Hoja1.A5:Hoja1.A5" chart:class="chart:bar">
            <chart:data-point/>
          </chart:series>
          <chart:series chart:attached-axis="primary-y" chart:style-name="ch14" chart:values-cell-range-address="Hoja1.B6:Hoja1.B6" chart:label-cell-address="Hoja1.A6:Hoja1.A6" chart:class="chart:bar">
            <chart:data-point/>
          </chart:series>
          <chart:series chart:attached-axis="primary-y" chart:style-name="ch15" chart:values-cell-range-address="Hoja1.B7:Hoja1.B7" chart:label-cell-address="Hoja1.A7:Hoja1.A7" chart:class="chart:bar">
            <chart:data-point/>
          </chart:series>
          <chart:series chart:attached-axis="primary-y" chart:style-name="ch16" chart:values-cell-range-address="Hoja1.B8:Hoja1.B8" chart:label-cell-address="Hoja1.A8:Hoja1.A8" chart:class="chart:bar">
            <chart:data-point/>
          </chart:series>
          <chart:series chart:attached-axis="primary-y" chart:style-name="ch17" chart:values-cell-range-address="Hoja1.B9:Hoja1.B9" chart:label-cell-address="Hoja1.A9:Hoja1.A9" chart:class="chart:bar">
            <chart:data-point/>
          </chart:series>
          <chart:series chart:attached-axis="primary-y" chart:style-name="ch18" chart:values-cell-range-address="Hoja1.B10:Hoja1.B10" chart:label-cell-address="Hoja1.A10:Hoja1.A10" chart:class="chart:bar">
            <chart:data-point/>
          </chart:series>
          <chart:series chart:attached-axis="primary-y" chart:style-name="ch19" chart:values-cell-range-address="Hoja1.B11:Hoja1.B11" chart:label-cell-address="Hoja1.A11:Hoja1.A11" chart:class="chart:bar">
            <chart:data-point/>
          </chart:series>
          <chart:series chart:attached-axis="primary-y" chart:style-name="ch20" chart:values-cell-range-address="Hoja1.B12:Hoja1.B12" chart:label-cell-address="Hoja1.A12:Hoja1.A12" chart:class="chart:bar">
            <chart:data-point/>
          </chart:series>
          <chart:series chart:attached-axis="primary-y" chart:style-name="ch21" chart:values-cell-range-address="Hoja1.B13:Hoja1.B13" chart:label-cell-address="Hoja1.A13:Hoja1.A13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A2:Hoja1.A2</svg:desc>
                </draw:g>
              </table:table-cell>
              <table:table-cell office:value-type="float" office:value="2">
                <text:p>2</text:p>
                <draw:g>
                  <svg:desc>Hoja1.B2:Hoja1.B2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Hoja1.A3:Hoja1.A3</svg:desc>
                </draw:g>
              </table:table-cell>
              <table:table-cell office:value-type="float" office:value="1">
                <text:p>1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Hoja1.A4:Hoja1.A4</svg:desc>
                </draw:g>
              </table:table-cell>
              <table:table-cell office:value-type="float" office:value="4">
                <text:p>4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Hoja1.A5:Hoja1.A5</svg:desc>
                </draw:g>
              </table:table-cell>
              <table:table-cell office:value-type="float" office:value="1">
                <text:p>1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Hoja1.A6:Hoja1.A6</svg:desc>
                </draw:g>
              </table:table-cell>
              <table:table-cell office:value-type="float" office:value="11">
                <text:p>11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64</text:p>
                <draw:g>
                  <svg:desc>Hoja1.A7:Hoja1.A7</svg:desc>
                </draw:g>
              </table:table-cell>
              <table:table-cell office:value-type="float" office:value="10">
                <text:p>10</text:p>
                <draw:g>
                  <svg:desc>Hoja1.B7:Hoja1.B7</svg:desc>
                </draw:g>
              </table:table-cell>
            </table:table-row>
            <table:table-row>
              <table:table-cell office:value-type="string">
                <text:p>128</text:p>
                <draw:g>
                  <svg:desc>Hoja1.A8:Hoja1.A8</svg:desc>
                </draw:g>
              </table:table-cell>
              <table:table-cell office:value-type="float" office:value="86">
                <text:p>86</text:p>
                <draw:g>
                  <svg:desc>Hoja1.B8:Hoja1.B8</svg:desc>
                </draw:g>
              </table:table-cell>
            </table:table-row>
            <table:table-row>
              <table:table-cell office:value-type="string">
                <text:p>256</text:p>
                <draw:g>
                  <svg:desc>Hoja1.A9:Hoja1.A9</svg:desc>
                </draw:g>
              </table:table-cell>
              <table:table-cell office:value-type="float" office:value="115">
                <text:p>115</text:p>
                <draw:g>
                  <svg:desc>Hoja1.B9:Hoja1.B9</svg:desc>
                </draw:g>
              </table:table-cell>
            </table:table-row>
            <table:table-row>
              <table:table-cell office:value-type="string">
                <text:p>512</text:p>
                <draw:g>
                  <svg:desc>Hoja1.A10:Hoja1.A10</svg:desc>
                </draw:g>
              </table:table-cell>
              <table:table-cell office:value-type="float" office:value="149">
                <text:p>149</text:p>
                <draw:g>
                  <svg:desc>Hoja1.B10:Hoja1.B10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Hoja1.A11:Hoja1.A11</svg:desc>
                </draw:g>
              </table:table-cell>
              <table:table-cell office:value-type="float" office:value="404">
                <text:p>404</text:p>
                <draw:g>
                  <svg:desc>Hoja1.B11:Hoja1.B11</svg:desc>
                </draw:g>
              </table:table-cell>
            </table:table-row>
            <table:table-row>
              <table:table-cell office:value-type="string">
                <text:p>2048</text:p>
                <draw:g>
                  <svg:desc>Hoja1.A12:Hoja1.A12</svg:desc>
                </draw:g>
              </table:table-cell>
              <table:table-cell office:value-type="float" office:value="680">
                <text:p>680</text:p>
                <draw:g>
                  <svg:desc>Hoja1.B12:Hoja1.B12</svg:desc>
                </draw:g>
              </table:table-cell>
            </table:table-row>
            <table:table-row>
              <table:table-cell office:value-type="string">
                <text:p>4096</text:p>
                <draw:g>
                  <svg:desc>Hoja1.A13:Hoja1.A13</svg:desc>
                </draw:g>
              </table:table-cell>
              <table:table-cell office:value-type="float" office:value="735">
                <text:p>735</text:p>
                <draw:g>
                  <svg:desc>Hoja1.B13:Hoja1.B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